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fo:color="#000000" style:font-name="IPAMincho" style:font-name-asian="IPAMincho" style:font-name-complex="IPAMincho"/>
    </style:style>
    <style:style style:name="T3" style:family="text">
      <style:text-properties style:font-name-asian="HG丸ｺﾞｼｯｸM-PRO"/>
    </style:style>
    <style:style style:name="T4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6" svg:width="2.386cm" svg:height="1.592cm" draw:transform="rotate (0.5235987755982) translate (12.7582083333333cm 0.146402777777778cm)"><draw:text-box><text:p text:style-name="P15"><text:span text:style-name="T3"/></text:p><text:p text:style-name="P15"><text:span text:style-name="T4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表計算ソフト　〜Calc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表計算ソフト<text:span text:style-name="T1">「Calc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３年　８月２４日（水）　１８：３０〜２０：００</text:p>
      <text:p text:style-name="P5"><text:tab/>２日目　平成２３年　８月３１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Calcの概要」</text:p>
      <text:p text:style-name="P5"><text:tab/><text:span text:style-name="T2">基本操作、行・列の操作、表の操作、複数セルの結合、外枠の設定、計算式と関数、</text:span></text:p>
      <text:p text:style-name="P5"><text:tab/><text:span text:style-name="T2">グラフ、フィルタ、並べ替え、印刷</text:span></text:p>
      <text:p text:style-name="P5"/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1/06/24/openofficeorg-seminar-20110824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表計算ソフト　〜Calc〜</text:p>
      <text:p text:style-name="P9"/>
      <text:p text:style-name="P8">参加申込書</text:p>
      <text:p text:style-name="P8">[開催日：8/24(水),8/31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4H48M45S</meta:editing-duration>
    <meta:editing-cycles>34</meta:editing-cycles>
    <meta:generator>OpenOffice.org/3.3$Unix OpenOffice.org_project/330m20$Build-9567</meta:generator>
    <dc:date>2011-06-24T08:42:17</dc:date>
    <dc:creator>Kurahashi Toru</dc:creator>
    <meta:document-statistic meta:table-count="1" meta:image-count="0" meta:object-count="0" meta:page-count="2" meta:paragraph-count="48" meta:word-count="523" meta:character-count="1380"/>
    <meta:template xlink:type="simple" xlink:actuate="onRequest" xlink:title="無題" xlink:href="../無題.ott" meta:date="2010-03-20T17:29:56"/>
  </office:meta>
</office:document-meta>
</file>